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c2e0ae" fo:border-left="0.06pt solid #000000" fo:border-right="none" fo:border-top="0.06pt solid #000000"/>
    </style:style>
    <style:style style:name="ce15" style:family="table-cell" style:parent-style-name="Default" style:data-style-name="N11">
      <style:table-cell-properties fo:border-bottom="none" fo:background-color="#c2e0a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1">
      <style:table-cell-properties fo:border-bottom="0.06pt solid #000000" fo:background-color="#c2e0a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c2e0ae" fo:border-left="0.06pt solid #000000" fo:border-right="0.06pt solid #000000" fo:border-top="0.06pt solid #000000"/>
    </style:style>
    <style:style style:name="ce22" style:family="table-cell" style:parent-style-name="Default" style:data-style-name="N11">
      <style:table-cell-properties fo:border-bottom="none" fo:background-color="#c2e0ae" fo:border-left="0.06pt solid #000000" fo:border-right="0.06pt solid #000000" fo:border-top="none"/>
    </style:style>
    <style:style style:name="ce23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 style:data-style-name="N11"/>
    <style:style style:name="ce2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6" style:family="table-cell" style:parent-style-name="Default" style:data-style-name="N11">
      <style:table-cell-properties fo:border-bottom="none" fo:background-color="#ffffff" fo:border-left="0.06pt solid #000000" fo:border-right="none" fo:border-top="none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8" style:family="table-cell" style:parent-style-name="Default" style:data-style-name="N11">
      <style:table-cell-properties fo:border-bottom="none" fo:background-color="transparent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40" style:family="table-cell" style:parent-style-name="Default" style:data-style-name="N11">
      <style:table-cell-properties fo:border-bottom="none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ackground-color="#c2e0ae" fo:border-left="none" fo:border-right="0.06pt solid #000000" fo:border-top="0.06pt solid #000000"/>
    </style:style>
    <style:style style:name="ce42" style:family="table-cell" style:parent-style-name="Default" style:data-style-name="N11">
      <style:table-cell-properties fo:border-bottom="none" fo:background-color="#c2e0ae" fo:border-left="none" fo:border-right="0.06pt solid #000000" fo:border-top="none"/>
    </style:style>
    <style:style style:name="ce83" style:family="table-cell" style:parent-style-name="Default" style:data-style-name="N11">
      <style:table-cell-properties fo:border-bottom="0.06pt solid #000000" fo:background-color="transparent" fo:border-left="0.06pt solid #000000" fo:border-right="none" fo:border-top="none"/>
    </style:style>
    <style:style style:name="ce84" style:family="table-cell" style:parent-style-name="Default" style:data-style-name="N11">
      <style:table-cell-properties fo:border-bottom="0.06pt solid #000000" fo:background-color="transparent" fo:border-left="0.06pt solid #000000" fo:border-right="0.06pt solid #000000" fo:border-top="none"/>
    </style:style>
    <style:style style:name="ce85" style:family="table-cell" style:parent-style-name="Default" style:data-style-name="N11">
      <style:table-cell-properties fo:border-bottom="0.06pt solid #000000" fo:background-color="#c2e0a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qual Assets" table:style-name="ta1">
        <table:shapes>
          <draw:frame draw:z-index="0" draw:style-name="gr1" draw:text-style-name="P1" svg:width="453.2pt" svg:height="255.23pt" svg:x="9.35pt" svg:y="257.5pt">
            <draw:object draw:notify-on-update-of-ranges="'Equal Assets'.C15:'Equal Assets'.C15 'Equal Assets'.D15:'Equal Assets'.D15 'Equal Assets'.E15:'Equal Assets'.E15 'Equal Assets'.F15:'Equal Assets'.F15 'Equal Assets'.G15:'Equal Assets'.G15 'Equal Assets'.H15:'Equal Assets'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0"/>
        <table:table-row table:style-name="ro1">
          <table:table-cell table:style-name="ce2" office:value-type="string" calcext:value-type="string">
            <text:p>master branch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is is the standard Monopoly starting condition. <text:s/>All players start at GO with no property and $1,500.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3" office:value-type="string" calcext:value-type="string">
            <text:p>Number of players</text:p>
          </table:table-cell>
          <table:table-cell table:style-name="ce8" office:value-type="string" calcext:value-type="string">
            <office:annotation draw:style-name="gr2" draw:text-style-name="P3" svg:width="82.18pt" svg:height="26.62pt" svg:x="171.55pt" svg:y="38.38pt" draw:caption-point-x="-17.29pt" draw:caption-point-y="0.28pt">
              <dc:date>2019-06-15T00:00:00</dc:date>
              <text:p text:style-name="P2"><text:span text:style-name="T1">Single process</text:span></text:p>
            </office:annotation>
            <text:p>Time</text:p>
          </table:table-cell>
          <table:table-cell table:style-name="ce13" office:value-type="string" calcext:value-type="string" table:number-columns-spanned="6" table:number-rows-spanned="1">
            <text:p>Victory Statistics for 1,000 Games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26s</text:p>
          </table:table-cell>
          <table:table-cell table:style-name="ce14" office:value-type="float" office:value="520" calcext:value-type="float">
            <text:p>520</text:p>
          </table:table-cell>
          <table:table-cell table:style-name="ce19" office:value-type="float" office:value="480" calcext:value-type="float">
            <text:p>480</text:p>
          </table:table-cell>
          <table:table-cell table:style-name="ce24" table:number-columns-repeated="3"/>
          <table:table-cell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52" calcext:value-type="percentage">
            <text:p>52.00%</text:p>
          </table:table-cell>
          <table:table-cell table:style-name="ce20" office:value-type="percentage" office:value="0.48" calcext:value-type="percentage">
            <text:p>48.00%</text:p>
          </table:table-cell>
          <table:table-cell table:style-name="ce24" table:number-columns-repeated="3"/>
          <table:table-cell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3m</text:p>
          </table:table-cell>
          <table:table-cell table:style-name="ce14" office:value-type="float" office:value="362" calcext:value-type="float">
            <text:p>362</text:p>
          </table:table-cell>
          <table:table-cell table:style-name="ce19" office:value-type="float" office:value="335" calcext:value-type="float">
            <text:p>335</text:p>
          </table:table-cell>
          <table:table-cell table:style-name="ce25" office:value-type="float" office:value="303" calcext:value-type="float">
            <text:p>303</text:p>
          </table:table-cell>
          <table:table-cell table:style-name="ce24" table:number-columns-repeated="2"/>
          <table:table-cell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362" calcext:value-type="percentage">
            <text:p>36.20%</text:p>
          </table:table-cell>
          <table:table-cell table:style-name="ce20" office:value-type="percentage" office:value="0.335" calcext:value-type="percentage">
            <text:p>33.50%</text:p>
          </table:table-cell>
          <table:table-cell table:style-name="ce26" office:value-type="percentage" office:value="0.303" calcext:value-type="percentage">
            <text:p>30.30%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8m 19s</text:p>
          </table:table-cell>
          <table:table-cell table:style-name="ce14" office:value-type="float" office:value="326" calcext:value-type="float">
            <text:p>326</text:p>
          </table:table-cell>
          <table:table-cell table:style-name="ce19" office:value-type="float" office:value="244" calcext:value-type="float">
            <text:p>244</text:p>
          </table:table-cell>
          <table:table-cell table:style-name="ce27" office:value-type="float" office:value="209" calcext:value-type="float">
            <text:p>209</text:p>
          </table:table-cell>
          <table:table-cell table:style-name="ce19" office:value-type="float" office:value="221" calcext:value-type="float">
            <text:p>221</text:p>
          </table:table-cell>
          <table:table-cell table:style-name="ce24"/>
          <table:table-cell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326" calcext:value-type="percentage">
            <text:p>32.60%</text:p>
          </table:table-cell>
          <table:table-cell table:style-name="ce20" office:value-type="percentage" office:value="0.244" calcext:value-type="percentage">
            <text:p>24.40%</text:p>
          </table:table-cell>
          <table:table-cell table:style-name="ce1" office:value-type="percentage" office:value="0.209" calcext:value-type="percentage">
            <text:p>20.90%</text:p>
          </table:table-cell>
          <table:table-cell table:style-name="ce20" office:value-type="percentage" office:value="0.221" calcext:value-type="percentage">
            <text:p>22.10%</text:p>
          </table:table-cell>
          <table:table-cell table:style-name="ce24"/>
          <table:table-cell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2">
            <text:p>19m 2s</text:p>
          </table:table-cell>
          <table:table-cell table:style-name="ce16" office:value-type="float" office:value="217" calcext:value-type="float">
            <text:p>217</text:p>
          </table:table-cell>
          <table:table-cell table:style-name="ce21" office:value-type="float" office:value="231" calcext:value-type="float">
            <text:p>231</text:p>
          </table:table-cell>
          <table:table-cell table:style-name="ce27" office:value-type="float" office:value="193" calcext:value-type="float">
            <text:p>193</text:p>
          </table:table-cell>
          <table:table-cell table:style-name="ce19" office:value-type="float" office:value="188" calcext:value-type="float">
            <text:p>188</text:p>
          </table:table-cell>
          <table:table-cell table:style-name="ce25" office:value-type="float" office:value="171" calcext:value-type="float">
            <text:p>171</text:p>
          </table:table-cell>
          <table:table-cell/>
        </table:table-row>
        <table:table-row table:style-name="ro1">
          <table:covered-table-cell table:style-name="ce5"/>
          <table:covered-table-cell table:style-name="ce10"/>
          <table:table-cell table:style-name="ce17" office:value-type="percentage" office:value="0.217" calcext:value-type="percentage">
            <text:p>21.70%</text:p>
          </table:table-cell>
          <table:table-cell table:style-name="ce22" office:value-type="percentage" office:value="0.231" calcext:value-type="percentage">
            <text:p>23.10%</text:p>
          </table:table-cell>
          <table:table-cell table:style-name="ce1" office:value-type="percentage" office:value="0.193" calcext:value-type="percentage">
            <text:p>19.30%</text:p>
          </table:table-cell>
          <table:table-cell table:style-name="ce20" office:value-type="percentage" office:value="0.188" calcext:value-type="percentage">
            <text:p>18.80%</text:p>
          </table:table-cell>
          <table:table-cell table:style-name="ce26" office:value-type="percentage" office:value="0.171" calcext:value-type="percentage">
            <text:p>17.10%</text:p>
          </table:table-cell>
          <table:table-cell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11" office:value-type="string" calcext:value-type="string" table:number-columns-spanned="1" table:number-rows-spanned="2">
            <text:p>37m 7s</text:p>
          </table:table-cell>
          <table:table-cell table:style-name="ce14" office:value-type="float" office:value="209" calcext:value-type="float">
            <text:p>209</text:p>
          </table:table-cell>
          <table:table-cell table:style-name="ce19" office:value-type="float" office:value="185" calcext:value-type="float">
            <text:p>185</text:p>
          </table:table-cell>
          <table:table-cell table:style-name="ce27" office:value-type="float" office:value="170" calcext:value-type="float">
            <text:p>170</text:p>
          </table:table-cell>
          <table:table-cell table:style-name="ce19" office:value-type="float" office:value="168" calcext:value-type="float">
            <text:p>168</text:p>
          </table:table-cell>
          <table:table-cell table:style-name="ce27" office:value-type="float" office:value="139" calcext:value-type="float">
            <text:p>139</text:p>
          </table:table-cell>
          <table:table-cell table:style-name="ce19" office:value-type="float" office:value="129" calcext:value-type="float">
            <text:p>129</text:p>
          </table:table-cell>
        </table:table-row>
        <table:table-row table:style-name="ro1">
          <table:covered-table-cell table:style-name="ce7"/>
          <table:covered-table-cell table:style-name="ce12"/>
          <table:table-cell table:style-name="ce18" office:value-type="percentage" office:value="0.209" calcext:value-type="percentage">
            <text:p>20.90%</text:p>
          </table:table-cell>
          <table:table-cell table:style-name="ce23" office:value-type="percentage" office:value="0.185" calcext:value-type="percentage">
            <text:p>18.50%</text:p>
          </table:table-cell>
          <table:table-cell table:style-name="ce29" office:value-type="percentage" office:value="0.17" calcext:value-type="percentage">
            <text:p>17.00%</text:p>
          </table:table-cell>
          <table:table-cell table:style-name="ce23" office:value-type="percentage" office:value="0.168" calcext:value-type="percentage">
            <text:p>16.80%</text:p>
          </table:table-cell>
          <table:table-cell table:style-name="ce29" office:value-type="percentage" office:value="0.139" calcext:value-type="percentage">
            <text:p>13.90%</text:p>
          </table:table-cell>
          <table:table-cell table:style-name="ce23" office:value-type="percentage" office:value="0.129" calcext:value-type="percentage">
            <text:p>12.9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3</text:p>
          </table:table-cell>
          <table:table-cell office:value-type="string" calcext:value-type="string">
            <text:p>Player 4</text:p>
          </table:table-cell>
          <table:table-cell office:value-type="string" calcext:value-type="string">
            <text:p>Player 5</text:p>
          </table:table-cell>
          <table:table-cell table:style-name="Default" office:value-type="string" calcext:value-type="string">
            <text:p>Player 6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The sooner a player takes its turn, the more likely it is to w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he exception is the 5 players game. <text:s/>I rerun the simulation and got nearly identical results. <text:s/>Sometimes, player 1 comes out ahead.</text:p>
          </table:table-cell>
          <table:table-cell table:number-columns-repeated="6"/>
          <table:table-cell table:style-name="Default"/>
        </table:table-row>
      </table:table>
      <table:table table:name="Double Money" table:style-name="ta1">
        <table:shapes>
          <draw:frame draw:z-index="0" draw:style-name="gr1" draw:text-style-name="P1" svg:width="453.2pt" svg:height="255.23pt" svg:x="30.42pt" svg:y="245.45pt">
            <draw:object draw:notify-on-update-of-ranges="'Double Money'.C15:'Double Money'.C15 'Double Money'.D15:'Double Money'.D15 'Double Money'.E15:'Double Money'.E15 'Double Money'.F15:'Double Money'.F15 'Double Money'.G15:'Double Money'.G15 'Double Money'.H15:'Double Money'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23pt" svg:x="17.15pt" svg:y="806.4pt">
            <draw:object draw:notify-on-update-of-ranges="'Double Money'.C58:'Double Money'.C58 'Double Money'.D58:'Double Money'.D58 'Double Money'.E58:'Double Money'.E58 'Double Money'.F58:'Double Money'.F58 'Double Money'.G58:'Double Money'.G58 'Double Money'.H58:'Double Money'.H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2" office:value-type="string" calcext:value-type="string">
            <text:p>double_money_first bra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first player, who is already more likely to win, starts with twice as much money as the other player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Number of players</text:p>
          </table:table-cell>
          <table:table-cell table:style-name="ce8" office:value-type="string" calcext:value-type="string">
            <text:p>Time</text:p>
          </table:table-cell>
          <table:table-cell table:style-name="ce13" office:value-type="string" calcext:value-type="string" table:number-columns-spanned="6" table:number-rows-spanned="1">
            <text:p>Victory Statistics for 1,000 Games</text:p>
          </table:table-cell>
          <table:covered-table-cell table:number-columns-repeated="5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24s</text:p>
          </table:table-cell>
          <table:table-cell table:style-name="ce14" office:value-type="float" office:value="879" calcext:value-type="float">
            <text:p>879</text:p>
          </table:table-cell>
          <table:table-cell table:style-name="ce19" office:value-type="float" office:value="121" calcext:value-type="float">
            <text:p>121</text:p>
          </table:table-cell>
          <table:table-cell table:style-name="ce24" table:number-columns-repeated="3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879" calcext:value-type="percentage">
            <text:p>87.90%</text:p>
          </table:table-cell>
          <table:table-cell table:style-name="ce20" office:value-type="percentage" office:value="0.121" calcext:value-type="percentage">
            <text:p>12.10%</text:p>
          </table:table-cell>
          <table:table-cell table:style-name="ce24" table:number-columns-repeated="3"/>
          <table:table-cell table:style-name="ce30"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2m 57s</text:p>
          </table:table-cell>
          <table:table-cell table:style-name="ce14" office:value-type="float" office:value="541" calcext:value-type="float">
            <text:p>541</text:p>
          </table:table-cell>
          <table:table-cell table:style-name="ce19" office:value-type="float" office:value="235" calcext:value-type="float">
            <text:p>235</text:p>
          </table:table-cell>
          <table:table-cell table:style-name="ce25" office:value-type="float" office:value="224" calcext:value-type="float">
            <text:p>224</text:p>
          </table:table-cell>
          <table:table-cell table:style-name="ce24" table:number-columns-repeated="2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541" calcext:value-type="percentage">
            <text:p>54.10%</text:p>
          </table:table-cell>
          <table:table-cell table:style-name="ce20" office:value-type="percentage" office:value="0.235" calcext:value-type="percentage">
            <text:p>23.50%</text:p>
          </table:table-cell>
          <table:table-cell table:style-name="ce26" office:value-type="percentage" office:value="0.224" calcext:value-type="percentage">
            <text:p>22.40%</text:p>
          </table:table-cell>
          <table:table-cell table:style-name="ce24" table:number-columns-repeated="2"/>
          <table:table-cell table:style-name="ce30"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8m 50s</text:p>
          </table:table-cell>
          <table:table-cell table:style-name="ce14" office:value-type="float" office:value="369" calcext:value-type="float">
            <text:p>369</text:p>
          </table:table-cell>
          <table:table-cell table:style-name="ce19" office:value-type="float" office:value="228" calcext:value-type="float">
            <text:p>228</text:p>
          </table:table-cell>
          <table:table-cell table:style-name="ce27" office:value-type="float" office:value="214" calcext:value-type="float">
            <text:p>214</text:p>
          </table:table-cell>
          <table:table-cell table:style-name="ce19" office:value-type="float" office:value="189" calcext:value-type="float">
            <text:p>189</text:p>
          </table:table-cell>
          <table:table-cell table:style-name="ce24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369" calcext:value-type="percentage">
            <text:p>36.90%</text:p>
          </table:table-cell>
          <table:table-cell table:style-name="ce20" office:value-type="percentage" office:value="0.228" calcext:value-type="percentage">
            <text:p>22.80%</text:p>
          </table:table-cell>
          <table:table-cell table:style-name="ce1" office:value-type="percentage" office:value="0.214" calcext:value-type="percentage">
            <text:p>21.40%</text:p>
          </table:table-cell>
          <table:table-cell table:style-name="ce20" office:value-type="percentage" office:value="0.189" calcext:value-type="percentage">
            <text:p>18.90%</text:p>
          </table:table-cell>
          <table:table-cell table:style-name="ce24"/>
          <table:table-cell table:style-name="ce30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2">
            <text:p>19m 47s</text:p>
          </table:table-cell>
          <table:table-cell table:style-name="ce14" office:value-type="float" office:value="270" calcext:value-type="float">
            <text:p>270</text:p>
          </table:table-cell>
          <table:table-cell table:style-name="ce39" office:value-type="float" office:value="219" calcext:value-type="float">
            <text:p>219</text:p>
          </table:table-cell>
          <table:table-cell table:style-name="ce27" office:value-type="float" office:value="185" calcext:value-type="float">
            <text:p>185</text:p>
          </table:table-cell>
          <table:table-cell table:style-name="ce19" office:value-type="float" office:value="179" calcext:value-type="float">
            <text:p>179</text:p>
          </table:table-cell>
          <table:table-cell table:style-name="ce25" office:value-type="float" office:value="147" calcext:value-type="float">
            <text:p>147</text:p>
          </table:table-cell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27" calcext:value-type="percentage">
            <text:p>27.00%</text:p>
          </table:table-cell>
          <table:table-cell table:style-name="ce40" office:value-type="percentage" office:value="0.219" calcext:value-type="percentage">
            <text:p>21.90%</text:p>
          </table:table-cell>
          <table:table-cell table:style-name="ce1" office:value-type="percentage" office:value="0.185" calcext:value-type="percentage">
            <text:p>18.50%</text:p>
          </table:table-cell>
          <table:table-cell table:style-name="ce20" office:value-type="percentage" office:value="0.179" calcext:value-type="percentage">
            <text:p>17.90%</text:p>
          </table:table-cell>
          <table:table-cell table:style-name="ce26" office:value-type="percentage" office:value="0.147" calcext:value-type="percentage">
            <text:p>14.70%</text:p>
          </table:table-cell>
          <table:table-cell table:style-name="ce30"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11" office:value-type="string" calcext:value-type="string" table:number-columns-spanned="1" table:number-rows-spanned="2">
            <text:p>34m 40s</text:p>
          </table:table-cell>
          <table:table-cell table:style-name="ce14" office:value-type="float" office:value="222" calcext:value-type="float">
            <text:p>222</text:p>
          </table:table-cell>
          <table:table-cell table:style-name="ce19" office:value-type="float" office:value="183" calcext:value-type="float">
            <text:p>183</text:p>
          </table:table-cell>
          <table:table-cell table:style-name="ce27" office:value-type="float" office:value="178" calcext:value-type="float">
            <text:p>178</text:p>
          </table:table-cell>
          <table:table-cell table:style-name="ce19" office:value-type="float" office:value="152" calcext:value-type="float">
            <text:p>152</text:p>
          </table:table-cell>
          <table:table-cell table:style-name="ce27" office:value-type="float" office:value="128" calcext:value-type="float">
            <text:p>128</text:p>
          </table:table-cell>
          <table:table-cell table:style-name="ce19" office:value-type="float" office:value="137" calcext:value-type="float">
            <text:p>137</text:p>
          </table:table-cell>
        </table:table-row>
        <table:table-row table:style-name="ro1">
          <table:covered-table-cell table:style-name="ce7"/>
          <table:covered-table-cell table:style-name="ce12"/>
          <table:table-cell table:style-name="ce18" office:value-type="percentage" office:value="0.222" calcext:value-type="percentage">
            <text:p>22.20%</text:p>
          </table:table-cell>
          <table:table-cell table:style-name="ce23" office:value-type="percentage" office:value="0.183" calcext:value-type="percentage">
            <text:p>18.30%</text:p>
          </table:table-cell>
          <table:table-cell table:style-name="ce29" office:value-type="percentage" office:value="0.178" calcext:value-type="percentage">
            <text:p>17.80%</text:p>
          </table:table-cell>
          <table:table-cell table:style-name="ce23" office:value-type="percentage" office:value="0.152" calcext:value-type="percentage">
            <text:p>15.20%</text:p>
          </table:table-cell>
          <table:table-cell table:style-name="ce29" office:value-type="percentage" office:value="0.128" calcext:value-type="percentage">
            <text:p>12.80%</text:p>
          </table:table-cell>
          <table:table-cell table:style-name="ce23" office:value-type="percentage" office:value="0.137" calcext:value-type="percentage">
            <text:p>13.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3</text:p>
          </table:table-cell>
          <table:table-cell office:value-type="string" calcext:value-type="string">
            <text:p>Player 4</text:p>
          </table:table-cell>
          <table:table-cell office:value-type="string" calcext:value-type="string">
            <text:p>Player 5</text:p>
          </table:table-cell>
          <table:table-cell office:value-type="string" calcext:value-type="string">
            <text:p>Player 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surprises here. <text:s/>The first player becomes even more likely to win.</text:p>
          </table:table-cell>
          <table:table-cell table:number-columns-repeated="7"/>
        </table:table-row>
        <table:table-row table:style-name="ro1" table:number-rows-repeated="26">
          <table:table-cell table:number-columns-repeated="8"/>
        </table:table-row>
        <table:table-row table:style-name="ro1">
          <table:table-cell table:style-name="ce2" office:value-type="string" calcext:value-type="string">
            <text:p>double_money_last bra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ast player, who usually starts at a disadvantage, starts with twice as much money as the other player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Number of players</text:p>
          </table:table-cell>
          <table:table-cell table:style-name="ce8" office:value-type="string" calcext:value-type="string">
            <text:p>Time</text:p>
          </table:table-cell>
          <table:table-cell table:style-name="ce13" office:value-type="string" calcext:value-type="string" table:number-columns-spanned="6" table:number-rows-spanned="1">
            <text:p>Victory Statistics for 1,000 Games</text:p>
          </table:table-cell>
          <table:covered-table-cell table:number-columns-repeated="5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31" office:value-type="string" calcext:value-type="string" table:number-columns-spanned="1" table:number-rows-spanned="2">
            <text:p>24s</text:p>
          </table:table-cell>
          <table:table-cell table:style-name="ce35" office:value-type="float" office:value="136" calcext:value-type="float">
            <text:p>136</text:p>
          </table:table-cell>
          <table:table-cell table:style-name="ce21" office:value-type="float" office:value="864" calcext:value-type="float">
            <text:p>864</text:p>
          </table:table-cell>
          <table:table-cell table:style-name="ce24" table:number-columns-repeated="3"/>
          <table:table-cell table:style-name="ce30"/>
        </table:table-row>
        <table:table-row table:style-name="ro1">
          <table:covered-table-cell table:style-name="ce5"/>
          <table:covered-table-cell table:style-name="ce32"/>
          <table:table-cell table:style-name="ce36" office:value-type="percentage" office:value="0.136" calcext:value-type="percentage">
            <text:p>13.60%</text:p>
          </table:table-cell>
          <table:table-cell table:style-name="ce22" office:value-type="percentage" office:value="0.864" calcext:value-type="percentage">
            <text:p>86.40%</text:p>
          </table:table-cell>
          <table:table-cell table:style-name="ce24" table:number-columns-repeated="3"/>
          <table:table-cell table:style-name="ce30"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1" table:number-rows-spanned="2">
            <text:p>3m 5s</text:p>
          </table:table-cell>
          <table:table-cell table:style-name="ce37" office:value-type="float" office:value="260" calcext:value-type="float">
            <text:p>260</text:p>
          </table:table-cell>
          <table:table-cell table:style-name="ce19" office:value-type="float" office:value="241" calcext:value-type="float">
            <text:p>241</text:p>
          </table:table-cell>
          <table:table-cell table:style-name="ce41" office:value-type="float" office:value="499" calcext:value-type="float">
            <text:p>499</text:p>
          </table:table-cell>
          <table:table-cell table:style-name="ce24" table:number-columns-repeated="2"/>
          <table:table-cell table:style-name="ce30"/>
        </table:table-row>
        <table:table-row table:style-name="ro1">
          <table:covered-table-cell table:style-name="ce5"/>
          <table:covered-table-cell table:style-name="ce32"/>
          <table:table-cell table:style-name="ce38" office:value-type="percentage" office:value="0.26" calcext:value-type="percentage">
            <text:p>26.00%</text:p>
          </table:table-cell>
          <table:table-cell table:style-name="ce20" office:value-type="percentage" office:value="0.241" calcext:value-type="percentage">
            <text:p>24.10%</text:p>
          </table:table-cell>
          <table:table-cell table:style-name="ce42" office:value-type="percentage" office:value="0.499" calcext:value-type="percentage">
            <text:p>49.90%</text:p>
          </table:table-cell>
          <table:table-cell table:style-name="ce24" table:number-columns-repeated="2"/>
          <table:table-cell table:style-name="ce30"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31" office:value-type="string" calcext:value-type="string" table:number-columns-spanned="1" table:number-rows-spanned="2">
            <text:p>9m 36s</text:p>
          </table:table-cell>
          <table:table-cell table:style-name="ce37" office:value-type="float" office:value="248" calcext:value-type="float">
            <text:p>248</text:p>
          </table:table-cell>
          <table:table-cell table:style-name="ce19" office:value-type="float" office:value="243" calcext:value-type="float">
            <text:p>243</text:p>
          </table:table-cell>
          <table:table-cell table:style-name="ce27" office:value-type="float" office:value="233" calcext:value-type="float">
            <text:p>233</text:p>
          </table:table-cell>
          <table:table-cell table:style-name="ce21" office:value-type="float" office:value="276" calcext:value-type="float">
            <text:p>276</text:p>
          </table:table-cell>
          <table:table-cell table:style-name="ce24"/>
          <table:table-cell table:style-name="ce30"/>
        </table:table-row>
        <table:table-row table:style-name="ro1">
          <table:covered-table-cell table:style-name="ce5"/>
          <table:covered-table-cell table:style-name="ce32"/>
          <table:table-cell table:style-name="ce38" office:value-type="percentage" office:value="0.248" calcext:value-type="percentage">
            <text:p>24.80%</text:p>
          </table:table-cell>
          <table:table-cell table:style-name="ce20" office:value-type="percentage" office:value="0.243" calcext:value-type="percentage">
            <text:p>24.30%</text:p>
          </table:table-cell>
          <table:table-cell table:style-name="ce1" office:value-type="percentage" office:value="0.233" calcext:value-type="percentage">
            <text:p>23.30%</text:p>
          </table:table-cell>
          <table:table-cell table:style-name="ce22" office:value-type="percentage" office:value="0.276" calcext:value-type="percentage">
            <text:p>27.60%</text:p>
          </table:table-cell>
          <table:table-cell table:style-name="ce24"/>
          <table:table-cell table:style-name="ce30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31" office:value-type="string" calcext:value-type="string" table:number-columns-spanned="1" table:number-rows-spanned="2">
            <text:p>19m 27s</text:p>
          </table:table-cell>
          <table:table-cell table:style-name="ce14" office:value-type="float" office:value="227" calcext:value-type="float">
            <text:p>227</text:p>
          </table:table-cell>
          <table:table-cell table:style-name="ce39" office:value-type="float" office:value="204" calcext:value-type="float">
            <text:p>204</text:p>
          </table:table-cell>
          <table:table-cell table:style-name="ce27" office:value-type="float" office:value="200" calcext:value-type="float">
            <text:p>200</text:p>
          </table:table-cell>
          <table:table-cell table:style-name="ce19" office:value-type="float" office:value="177" calcext:value-type="float">
            <text:p>177</text:p>
          </table:table-cell>
          <table:table-cell table:style-name="ce25" office:value-type="float" office:value="192" calcext:value-type="float">
            <text:p>192</text:p>
          </table:table-cell>
          <table:table-cell table:style-name="ce30"/>
        </table:table-row>
        <table:table-row table:style-name="ro1">
          <table:covered-table-cell table:style-name="ce5"/>
          <table:covered-table-cell table:style-name="ce32"/>
          <table:table-cell table:style-name="ce15" office:value-type="percentage" office:value="0.227" calcext:value-type="percentage">
            <text:p>22.70%</text:p>
          </table:table-cell>
          <table:table-cell table:style-name="ce40" office:value-type="percentage" office:value="0.204" calcext:value-type="percentage">
            <text:p>20.4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20" office:value-type="percentage" office:value="0.177" calcext:value-type="percentage">
            <text:p>17.70%</text:p>
          </table:table-cell>
          <table:table-cell table:style-name="ce26" office:value-type="percentage" office:value="0.192" calcext:value-type="percentage">
            <text:p>19.20%</text:p>
          </table:table-cell>
          <table:table-cell table:style-name="ce30"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33" office:value-type="string" calcext:value-type="string" table:number-columns-spanned="1" table:number-rows-spanned="2">
            <text:p>36m 46s</text:p>
          </table:table-cell>
          <table:table-cell table:style-name="ce14" office:value-type="float" office:value="215" calcext:value-type="float">
            <text:p>215</text:p>
          </table:table-cell>
          <table:table-cell table:style-name="ce19" office:value-type="float" office:value="172" calcext:value-type="float">
            <text:p>172</text:p>
          </table:table-cell>
          <table:table-cell table:style-name="ce27" office:value-type="float" office:value="185" calcext:value-type="float">
            <text:p>185</text:p>
          </table:table-cell>
          <table:table-cell table:style-name="ce19" office:value-type="float" office:value="158" calcext:value-type="float">
            <text:p>158</text:p>
          </table:table-cell>
          <table:table-cell table:style-name="ce27" office:value-type="float" office:value="134" calcext:value-type="float">
            <text:p>134</text:p>
          </table:table-cell>
          <table:table-cell table:style-name="ce19" office:value-type="float" office:value="136" calcext:value-type="float">
            <text:p>136</text:p>
          </table:table-cell>
        </table:table-row>
        <table:table-row table:style-name="ro1">
          <table:covered-table-cell table:style-name="ce7"/>
          <table:covered-table-cell table:style-name="ce34"/>
          <table:table-cell table:style-name="ce18" office:value-type="percentage" office:value="0.215" calcext:value-type="percentage">
            <text:p>21.50%</text:p>
          </table:table-cell>
          <table:table-cell table:style-name="ce23" office:value-type="percentage" office:value="0.172" calcext:value-type="percentage">
            <text:p>17.20%</text:p>
          </table:table-cell>
          <table:table-cell table:style-name="ce29" office:value-type="percentage" office:value="0.185" calcext:value-type="percentage">
            <text:p>18.50%</text:p>
          </table:table-cell>
          <table:table-cell table:style-name="ce23" office:value-type="percentage" office:value="0.158" calcext:value-type="percentage">
            <text:p>15.80%</text:p>
          </table:table-cell>
          <table:table-cell table:style-name="ce29" office:value-type="percentage" office:value="0.134" calcext:value-type="percentage">
            <text:p>13.40%</text:p>
          </table:table-cell>
          <table:table-cell table:style-name="ce23" office:value-type="percentage" office:value="0.136" calcext:value-type="percentage">
            <text:p>13.6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3</text:p>
          </table:table-cell>
          <table:table-cell office:value-type="string" calcext:value-type="string">
            <text:p>Player 4</text:p>
          </table:table-cell>
          <table:table-cell office:value-type="string" calcext:value-type="string">
            <text:p>Player 5</text:p>
          </table:table-cell>
          <table:table-cell office:value-type="string" calcext:value-type="string">
            <text:p>Player 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last player’s money advantage is less significant when there are more players. <text:s/>The reason is probably th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ving more money is less relevant than being able to claim properties before others.</text:p>
          </table:table-cell>
          <table:table-cell table:number-columns-repeated="7"/>
        </table:table-row>
      </table:table>
      <table:table table:name="Property" table:style-name="ta1">
        <table:shapes>
          <draw:frame draw:z-index="0" draw:style-name="gr1" draw:text-style-name="P1" svg:width="453.2pt" svg:height="255.23pt" svg:x="9.35pt" svg:y="239.44pt">
            <draw:object draw:notify-on-update-of-ranges="Property.C15:Property.C15 Property.D15:Property.D15 Property.E15:Property.E15 Property.F15:Property.F15 Property.G15:Property.G15 Property.H15:Property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2pt" svg:height="255.23pt" svg:x="10.94pt" svg:y="780.8pt">
            <draw:object draw:notify-on-update-of-ranges="Property.C57:Property.C57 Property.D57:Property.D57 Property.E57:Property.E57 Property.F57:Property.F57 Property.G57:Property.G57 Property.H57:Property.H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2" office:value-type="string" calcext:value-type="string">
            <text:p>last_baltic bra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ast players starts with Baltic Avenu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Number of players</text:p>
          </table:table-cell>
          <table:table-cell table:style-name="ce8" office:value-type="string" calcext:value-type="string">
            <text:p>Time</text:p>
          </table:table-cell>
          <table:table-cell table:style-name="ce13" office:value-type="string" calcext:value-type="string" table:number-columns-spanned="6" table:number-rows-spanned="1">
            <text:p>Victory Statistics for 1,000 Games</text:p>
          </table:table-cell>
          <table:covered-table-cell table:number-columns-repeated="5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30s</text:p>
          </table:table-cell>
          <table:table-cell table:style-name="ce37" office:value-type="float" office:value="448" calcext:value-type="float">
            <text:p>448</text:p>
          </table:table-cell>
          <table:table-cell table:style-name="ce21" office:value-type="float" office:value="552" calcext:value-type="float">
            <text:p>552</text:p>
          </table:table-cell>
          <table:table-cell table:style-name="ce24" table:number-columns-repeated="3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448" calcext:value-type="percentage">
            <text:p>44.80%</text:p>
          </table:table-cell>
          <table:table-cell table:style-name="ce22" office:value-type="percentage" office:value="0.552" calcext:value-type="percentage">
            <text:p>55.20%</text:p>
          </table:table-cell>
          <table:table-cell table:style-name="ce24" table:number-columns-repeated="3"/>
          <table:table-cell table:style-name="ce30"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3m 36s</text:p>
          </table:table-cell>
          <table:table-cell table:style-name="ce37" office:value-type="float" office:value="326" calcext:value-type="float">
            <text:p>326</text:p>
          </table:table-cell>
          <table:table-cell table:style-name="ce39" office:value-type="float" office:value="336" calcext:value-type="float">
            <text:p>336</text:p>
          </table:table-cell>
          <table:table-cell table:style-name="ce41" office:value-type="float" office:value="338" calcext:value-type="float">
            <text:p>338</text:p>
          </table:table-cell>
          <table:table-cell table:style-name="ce24" table:number-columns-repeated="2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326" calcext:value-type="percentage">
            <text:p>32.60%</text:p>
          </table:table-cell>
          <table:table-cell table:style-name="ce40" office:value-type="percentage" office:value="0.336" calcext:value-type="percentage">
            <text:p>33.60%</text:p>
          </table:table-cell>
          <table:table-cell table:style-name="ce42" office:value-type="percentage" office:value="0.338" calcext:value-type="percentage">
            <text:p>33.80%</text:p>
          </table:table-cell>
          <table:table-cell table:style-name="ce24" table:number-columns-repeated="2"/>
          <table:table-cell table:style-name="ce30"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10m 59s</text:p>
          </table:table-cell>
          <table:table-cell table:style-name="ce14" office:value-type="float" office:value="274" calcext:value-type="float">
            <text:p>274</text:p>
          </table:table-cell>
          <table:table-cell table:style-name="ce39" office:value-type="float" office:value="267" calcext:value-type="float">
            <text:p>267</text:p>
          </table:table-cell>
          <table:table-cell table:style-name="ce27" office:value-type="float" office:value="245" calcext:value-type="float">
            <text:p>245</text:p>
          </table:table-cell>
          <table:table-cell table:style-name="ce19" office:value-type="float" office:value="214" calcext:value-type="float">
            <text:p>214</text:p>
          </table:table-cell>
          <table:table-cell table:style-name="ce24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274" calcext:value-type="percentage">
            <text:p>27.40%</text:p>
          </table:table-cell>
          <table:table-cell table:style-name="ce40" office:value-type="percentage" office:value="0.267" calcext:value-type="percentage">
            <text:p>26.70%</text:p>
          </table:table-cell>
          <table:table-cell table:style-name="ce1" office:value-type="percentage" office:value="0.245" calcext:value-type="percentage">
            <text:p>24.50%</text:p>
          </table:table-cell>
          <table:table-cell table:style-name="ce20" office:value-type="percentage" office:value="0.214" calcext:value-type="percentage">
            <text:p>21.40%</text:p>
          </table:table-cell>
          <table:table-cell table:style-name="ce24"/>
          <table:table-cell table:style-name="ce30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2">
            <text:p>21m 44s</text:p>
          </table:table-cell>
          <table:table-cell table:style-name="ce14" office:value-type="float" office:value="241" calcext:value-type="float">
            <text:p>241</text:p>
          </table:table-cell>
          <table:table-cell table:style-name="ce39" office:value-type="float" office:value="225" calcext:value-type="float">
            <text:p>225</text:p>
          </table:table-cell>
          <table:table-cell table:style-name="ce27" office:value-type="float" office:value="193" calcext:value-type="float">
            <text:p>193</text:p>
          </table:table-cell>
          <table:table-cell table:style-name="ce19" office:value-type="float" office:value="161" calcext:value-type="float">
            <text:p>161</text:p>
          </table:table-cell>
          <table:table-cell table:style-name="ce25" office:value-type="float" office:value="180" calcext:value-type="float">
            <text:p>180</text:p>
          </table:table-cell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15" office:value-type="percentage" office:value="0.241" calcext:value-type="percentage">
            <text:p>24.10%</text:p>
          </table:table-cell>
          <table:table-cell table:style-name="ce40" office:value-type="percentage" office:value="0.225" calcext:value-type="percentage">
            <text:p>22.50%</text:p>
          </table:table-cell>
          <table:table-cell table:style-name="ce1" office:value-type="percentage" office:value="0.193" calcext:value-type="percentage">
            <text:p>19.30%</text:p>
          </table:table-cell>
          <table:table-cell table:style-name="ce20" office:value-type="percentage" office:value="0.161" calcext:value-type="percentage">
            <text:p>16.10%</text:p>
          </table:table-cell>
          <table:table-cell table:style-name="ce26" office:value-type="percentage" office:value="0.18" calcext:value-type="percentage">
            <text:p>18.00%</text:p>
          </table:table-cell>
          <table:table-cell table:style-name="ce30"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11" office:value-type="string" calcext:value-type="string" table:number-columns-spanned="1" table:number-rows-spanned="2">
            <text:p>37m 31s</text:p>
          </table:table-cell>
          <table:table-cell table:style-name="ce14" office:value-type="float" office:value="219" calcext:value-type="float">
            <text:p>219</text:p>
          </table:table-cell>
          <table:table-cell table:style-name="ce39" office:value-type="float" office:value="168" calcext:value-type="float">
            <text:p>168</text:p>
          </table:table-cell>
          <table:table-cell table:style-name="ce27" office:value-type="float" office:value="178" calcext:value-type="float">
            <text:p>178</text:p>
          </table:table-cell>
          <table:table-cell table:style-name="ce19" office:value-type="float" office:value="157" calcext:value-type="float">
            <text:p>157</text:p>
          </table:table-cell>
          <table:table-cell table:style-name="ce27" office:value-type="float" office:value="152" calcext:value-type="float">
            <text:p>152</text:p>
          </table:table-cell>
          <table:table-cell table:style-name="ce19" office:value-type="float" office:value="126" calcext:value-type="float">
            <text:p>126</text:p>
          </table:table-cell>
        </table:table-row>
        <table:table-row table:style-name="ro1">
          <table:covered-table-cell table:style-name="ce7"/>
          <table:covered-table-cell table:style-name="ce12"/>
          <table:table-cell table:style-name="ce18" office:value-type="percentage" office:value="0.219" calcext:value-type="percentage">
            <text:p>21.90%</text:p>
          </table:table-cell>
          <table:table-cell table:style-name="ce84" office:value-type="percentage" office:value="0.168" calcext:value-type="percentage">
            <text:p>16.80%</text:p>
          </table:table-cell>
          <table:table-cell table:style-name="ce29" office:value-type="percentage" office:value="0.178" calcext:value-type="percentage">
            <text:p>17.80%</text:p>
          </table:table-cell>
          <table:table-cell table:style-name="ce23" office:value-type="percentage" office:value="0.157" calcext:value-type="percentage">
            <text:p>15.70%</text:p>
          </table:table-cell>
          <table:table-cell table:style-name="ce29" office:value-type="percentage" office:value="0.152" calcext:value-type="percentage">
            <text:p>15.20%</text:p>
          </table:table-cell>
          <table:table-cell table:style-name="ce23" office:value-type="percentage" office:value="0.126" calcext:value-type="percentage">
            <text:p>12.6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3</text:p>
          </table:table-cell>
          <table:table-cell office:value-type="string" calcext:value-type="string">
            <text:p>Player 4</text:p>
          </table:table-cell>
          <table:table-cell office:value-type="string" calcext:value-type="string">
            <text:p>Player 5</text:p>
          </table:table-cell>
          <table:table-cell office:value-type="string" calcext:value-type="string">
            <text:p>Player 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ke doubling the last player’s money, the advantage of starting with Baltic becomes less pronounced with more players.</text:p>
          </table:table-cell>
          <table:table-cell table:number-columns-repeated="7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style-name="ce2" office:value-type="string" calcext:value-type="string">
            <text:p>last_boardwalk bra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ast players starts with Baltic Avenu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Number of players</text:p>
          </table:table-cell>
          <table:table-cell table:style-name="ce8" office:value-type="string" calcext:value-type="string">
            <text:p>Time</text:p>
          </table:table-cell>
          <table:table-cell table:style-name="ce13" office:value-type="string" calcext:value-type="string" table:number-columns-spanned="6" table:number-rows-spanned="1">
            <text:p>Victory Statistics for 1,000 Games</text:p>
          </table:table-cell>
          <table:covered-table-cell table:number-columns-repeated="5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28s</text:p>
          </table:table-cell>
          <table:table-cell table:style-name="ce37" office:value-type="float" office:value="335" calcext:value-type="float">
            <text:p>335</text:p>
          </table:table-cell>
          <table:table-cell table:style-name="ce21" office:value-type="float" office:value="665" calcext:value-type="float">
            <text:p>665</text:p>
          </table:table-cell>
          <table:table-cell table:style-name="ce24" table:number-columns-repeated="3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335" calcext:value-type="percentage">
            <text:p>33.50%</text:p>
          </table:table-cell>
          <table:table-cell table:style-name="ce22" office:value-type="percentage" office:value="0.665" calcext:value-type="percentage">
            <text:p>66.50%</text:p>
          </table:table-cell>
          <table:table-cell table:style-name="ce24" table:number-columns-repeated="3"/>
          <table:table-cell table:style-name="ce30"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2m 45s</text:p>
          </table:table-cell>
          <table:table-cell table:style-name="ce37" office:value-type="float" office:value="200" calcext:value-type="float">
            <text:p>200</text:p>
          </table:table-cell>
          <table:table-cell table:style-name="ce39" office:value-type="float" office:value="144" calcext:value-type="float">
            <text:p>144</text:p>
          </table:table-cell>
          <table:table-cell table:style-name="ce41" office:value-type="float" office:value="656" calcext:value-type="float">
            <text:p>656</text:p>
          </table:table-cell>
          <table:table-cell table:style-name="ce24" table:number-columns-repeated="2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2" calcext:value-type="percentage">
            <text:p>20.00%</text:p>
          </table:table-cell>
          <table:table-cell table:style-name="ce40" office:value-type="percentage" office:value="0.144" calcext:value-type="percentage">
            <text:p>14.40%</text:p>
          </table:table-cell>
          <table:table-cell table:style-name="ce42" office:value-type="percentage" office:value="0.656" calcext:value-type="percentage">
            <text:p>65.60%</text:p>
          </table:table-cell>
          <table:table-cell table:style-name="ce24" table:number-columns-repeated="2"/>
          <table:table-cell table:style-name="ce30"/>
        </table:table-row>
        <table:table-row table:style-name="ro1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7m 41s</text:p>
          </table:table-cell>
          <table:table-cell table:style-name="ce37" office:value-type="float" office:value="114" calcext:value-type="float">
            <text:p>114</text:p>
          </table:table-cell>
          <table:table-cell table:style-name="ce39" office:value-type="float" office:value="106" calcext:value-type="float">
            <text:p>106</text:p>
          </table:table-cell>
          <table:table-cell table:style-name="ce27" office:value-type="float" office:value="91" calcext:value-type="float">
            <text:p>91</text:p>
          </table:table-cell>
          <table:table-cell table:style-name="ce21" office:value-type="float" office:value="689" calcext:value-type="float">
            <text:p>689</text:p>
          </table:table-cell>
          <table:table-cell table:style-name="ce24"/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114" calcext:value-type="percentage">
            <text:p>11.40%</text:p>
          </table:table-cell>
          <table:table-cell table:style-name="ce40" office:value-type="percentage" office:value="0.106" calcext:value-type="percentage">
            <text:p>10.60%</text:p>
          </table:table-cell>
          <table:table-cell table:style-name="ce1" office:value-type="percentage" office:value="0.091" calcext:value-type="percentage">
            <text:p>9.10%</text:p>
          </table:table-cell>
          <table:table-cell table:style-name="ce22" office:value-type="percentage" office:value="0.689" calcext:value-type="percentage">
            <text:p>68.90%</text:p>
          </table:table-cell>
          <table:table-cell table:style-name="ce24"/>
          <table:table-cell table:style-name="ce30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2">
            <text:p>15m 30s</text:p>
          </table:table-cell>
          <table:table-cell table:style-name="ce37" office:value-type="float" office:value="88" calcext:value-type="float">
            <text:p>88</text:p>
          </table:table-cell>
          <table:table-cell table:style-name="ce39" office:value-type="float" office:value="94" calcext:value-type="float">
            <text:p>94</text:p>
          </table:table-cell>
          <table:table-cell table:style-name="ce27" office:value-type="float" office:value="60" calcext:value-type="float">
            <text:p>60</text:p>
          </table:table-cell>
          <table:table-cell table:style-name="ce19" office:value-type="float" office:value="53" calcext:value-type="float">
            <text:p>53</text:p>
          </table:table-cell>
          <table:table-cell table:style-name="ce41" office:value-type="float" office:value="705" calcext:value-type="float">
            <text:p>705</text:p>
          </table:table-cell>
          <table:table-cell table:style-name="ce30"/>
        </table:table-row>
        <table:table-row table:style-name="ro1">
          <table:covered-table-cell table:style-name="ce5"/>
          <table:covered-table-cell table:style-name="ce10"/>
          <table:table-cell table:style-name="ce38" office:value-type="percentage" office:value="0.088" calcext:value-type="percentage">
            <text:p>8.80%</text:p>
          </table:table-cell>
          <table:table-cell table:style-name="ce40" office:value-type="percentage" office:value="0.094" calcext:value-type="percentage">
            <text:p>9.40%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20" office:value-type="percentage" office:value="0.053" calcext:value-type="percentage">
            <text:p>5.30%</text:p>
          </table:table-cell>
          <table:table-cell table:style-name="ce42" office:value-type="percentage" office:value="0.705" calcext:value-type="percentage">
            <text:p>70.50%</text:p>
          </table:table-cell>
          <table:table-cell table:style-name="ce30"/>
        </table:table-row>
        <table:table-row table:style-name="ro1">
          <table:table-cell table:style-name="ce6" office:value-type="float" office:value="6" calcext:value-type="float" table:number-columns-spanned="1" table:number-rows-spanned="2">
            <text:p>6</text:p>
          </table:table-cell>
          <table:table-cell table:style-name="ce11" office:value-type="string" calcext:value-type="string" table:number-columns-spanned="1" table:number-rows-spanned="2">
            <text:p>29m 45s</text:p>
          </table:table-cell>
          <table:table-cell table:style-name="ce37" office:value-type="float" office:value="51" calcext:value-type="float">
            <text:p>51</text:p>
          </table:table-cell>
          <table:table-cell table:style-name="ce39" office:value-type="float" office:value="33" calcext:value-type="float">
            <text:p>33</text:p>
          </table:table-cell>
          <table:table-cell table:style-name="ce27" office:value-type="float" office:value="39" calcext:value-type="float">
            <text:p>39</text:p>
          </table:table-cell>
          <table:table-cell table:style-name="ce19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1" office:value-type="float" office:value="794" calcext:value-type="float">
            <text:p>794</text:p>
          </table:table-cell>
        </table:table-row>
        <table:table-row table:style-name="ro1">
          <table:covered-table-cell table:style-name="ce7"/>
          <table:covered-table-cell table:style-name="ce12"/>
          <table:table-cell table:style-name="ce83" office:value-type="percentage" office:value="0.051" calcext:value-type="percentage">
            <text:p>5.10%</text:p>
          </table:table-cell>
          <table:table-cell table:style-name="ce84" office:value-type="percentage" office:value="0.033" calcext:value-type="percentage">
            <text:p>3.30%</text:p>
          </table:table-cell>
          <table:table-cell table:style-name="ce29" office:value-type="percentage" office:value="0.039" calcext:value-type="percentage">
            <text:p>3.90%</text:p>
          </table:table-cell>
          <table:table-cell table:style-name="ce23" office:value-type="percentage" office:value="0.041" calcext:value-type="percentage">
            <text:p>4.10%</text:p>
          </table:table-cell>
          <table:table-cell table:style-name="ce29" office:value-type="percentage" office:value="0.042" calcext:value-type="percentage">
            <text:p>4.20%</text:p>
          </table:table-cell>
          <table:table-cell table:style-name="ce85" office:value-type="percentage" office:value="0.794" calcext:value-type="percentage">
            <text:p>79.4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yer 1</text:p>
          </table:table-cell>
          <table:table-cell office:value-type="string" calcext:value-type="string">
            <text:p>Player 2</text:p>
          </table:table-cell>
          <table:table-cell office:value-type="string" calcext:value-type="string">
            <text:p>Player 3</text:p>
          </table:table-cell>
          <table:table-cell office:value-type="string" calcext:value-type="string">
            <text:p>Player 4</text:p>
          </table:table-cell>
          <table:table-cell office:value-type="string" calcext:value-type="string">
            <text:p>Player 5</text:p>
          </table:table-cell>
          <table:table-cell office:value-type="string" calcext:value-type="string">
            <text:p>Player 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ving the last player one high rent property offers a high probability of crushing the competitio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0:37:04.71516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1:43:13.772552976</meta:creation-date>
    <dc:date>2019-06-16T20:43:39.866867094</dc:date>
    <meta:editing-duration>PT10H23M55S</meta:editing-duration>
    <meta:editing-cycles>26</meta:editing-cycles>
    <meta:generator>LibreOffice/6.0.7.3$Linux_X86_64 LibreOffice_project/00m0$Build-3</meta:generator>
    <meta:document-statistic meta:table-count="3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4.723cm" svg:y="0.316cm" chart:style-name="ch2">
          <text:p>Players Start With Equal Assets</text:p>
        </chart:title>
        <chart:subtitle svg:x="6.76cm" svg:y="1.275cm" chart:style-name="ch3">
          <text:p>1,000 Games</text:p>
        </chart:subtitle>
        <chart:legend chart:legend-position="end" svg:x="13.964cm" svg:y="2.958cm" style:legend-expansion="high" chart:style-name="ch4"/>
        <chart:plot-area chart:style-name="ch5" table:cell-range-address="'Equal Assets'.A5:'Equal Assets'.A5 'Equal Assets'.A7:'Equal Assets'.A7 'Equal Assets'.A9:'Equal Assets'.A9 'Equal Assets'.A11:'Equal Assets'.A11 'Equal Assets'.A13:'Equal Assets'.A13 'Equal Assets'.C15:'Equal Assets'.H15 'Equal Assets'.C5:'Equal Assets'.H5 'Equal Assets'.C7:'Equal Assets'.H7 'Equal Assets'.C9:'Equal Assets'.H9 'Equal Assets'.C11:'Equal Assets'.H11 'Equal Assets'.C13:'Equal Assets'.H13" chart:data-source-has-labels="both" svg:x="1.33cm" svg:y="2.138cm" svg:width="12.315cm" svg:height="5.706cm">
          <chartooo:coordinate-region svg:x="2.322cm" svg:y="2.338cm" svg:width="11.323cm" svg:height="4.859cm"/>
          <chart:axis chart:dimension="x" chart:name="primary-x" chart:style-name="ch6" chartooo:axis-type="auto">
            <chartooo:date-scale/>
            <chart:title svg:x="6.094cm" svg:y="8.024cm" chart:style-name="ch7">
              <text:p>Number of Players</text:p>
            </chart:title>
            <chart:categories table:cell-range-address="'Equal Assets'.A5:'Equal Assets'.A5 'Equal Assets'.A7:'Equal Assets'.A7 'Equal Assets'.A9:'Equal Assets'.A9 'Equal Assets'.A11:'Equal Assets'.A11 'Equal Assets'.A13:'Equal Assets'.A13"/>
          </chart:axis>
          <chart:axis chart:dimension="y" chart:name="primary-y" chart:style-name="ch8">
            <chart:title svg:x="0.451cm" svg:y="5.67cm" chart:style-name="ch9">
              <text:p>Victories</text:p>
            </chart:title>
            <chart:grid chart:style-name="ch10" chart:class="major"/>
          </chart:axis>
          <chart:series chart:style-name="ch11" chart:values-cell-range-address="'Equal Assets'.C5:'Equal Assets'.C5 'Equal Assets'.C7:'Equal Assets'.C7 'Equal Assets'.C9:'Equal Assets'.C9 'Equal Assets'.C11:'Equal Assets'.C11 'Equal Assets'.C13:'Equal Assets'.C13" chart:label-cell-address="'Equal Assets'.C15:'Equal Assets'.C15" chart:class="chart:bar">
            <chart:data-point chart:repeated="5"/>
          </chart:series>
          <chart:series chart:style-name="ch12" chart:values-cell-range-address="'Equal Assets'.D5:'Equal Assets'.D5 'Equal Assets'.D7:'Equal Assets'.D7 'Equal Assets'.D9:'Equal Assets'.D9 'Equal Assets'.D11:'Equal Assets'.D11 'Equal Assets'.D13:'Equal Assets'.D13" chart:label-cell-address="'Equal Assets'.D15:'Equal Assets'.D15" chart:class="chart:bar">
            <chart:data-point chart:repeated="5"/>
          </chart:series>
          <chart:series chart:style-name="ch13" chart:values-cell-range-address="'Equal Assets'.E5:'Equal Assets'.E5 'Equal Assets'.E7:'Equal Assets'.E7 'Equal Assets'.E9:'Equal Assets'.E9 'Equal Assets'.E11:'Equal Assets'.E11 'Equal Assets'.E13:'Equal Assets'.E13" chart:label-cell-address="'Equal Assets'.E15:'Equal Assets'.E15" chart:class="chart:bar">
            <chart:data-point chart:repeated="5"/>
          </chart:series>
          <chart:series chart:style-name="ch14" chart:values-cell-range-address="'Equal Assets'.F5:'Equal Assets'.F5 'Equal Assets'.F7:'Equal Assets'.F7 'Equal Assets'.F9:'Equal Assets'.F9 'Equal Assets'.F11:'Equal Assets'.F11 'Equal Assets'.F13:'Equal Assets'.F13" chart:label-cell-address="'Equal Assets'.F15:'Equal Assets'.F15" chart:class="chart:bar">
            <chart:data-point chart:repeated="5"/>
          </chart:series>
          <chart:series chart:style-name="ch15" chart:values-cell-range-address="'Equal Assets'.G5:'Equal Assets'.G5 'Equal Assets'.G7:'Equal Assets'.G7 'Equal Assets'.G9:'Equal Assets'.G9 'Equal Assets'.G11:'Equal Assets'.G11 'Equal Assets'.G13:'Equal Assets'.G13" chart:label-cell-address="'Equal Assets'.G15:'Equal Assets'.G15" chart:class="chart:bar">
            <chart:data-point chart:repeated="5"/>
          </chart:series>
          <chart:series chart:style-name="ch16" chart:values-cell-range-address="'Equal Assets'.H5:'Equal Assets'.H5 'Equal Assets'.H7:'Equal Assets'.H7 'Equal Assets'.H9:'Equal Assets'.H9 'Equal Assets'.H11:'Equal Assets'.H11 'Equal Assets'.H13:'Equal Assets'.H13" chart:label-cell-address="'Equal Assets'.H15:'Equal Assets'.H15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'Equal Assets'.C15:'Equal Assets'.C15</svg:desc>
                </draw:g>
              </table:table-cell>
              <table:table-cell office:value-type="string">
                <text:p>Player 2</text:p>
                <draw:g>
                  <svg:desc>'Equal Assets'.D15:'Equal Assets'.D15</svg:desc>
                </draw:g>
              </table:table-cell>
              <table:table-cell office:value-type="string">
                <text:p>Player 3</text:p>
                <draw:g>
                  <svg:desc>'Equal Assets'.E15:'Equal Assets'.E15</svg:desc>
                </draw:g>
              </table:table-cell>
              <table:table-cell office:value-type="string">
                <text:p>Player 4</text:p>
                <draw:g>
                  <svg:desc>'Equal Assets'.F15:'Equal Assets'.F15</svg:desc>
                </draw:g>
              </table:table-cell>
              <table:table-cell office:value-type="string">
                <text:p>Player 5</text:p>
                <draw:g>
                  <svg:desc>'Equal Assets'.G15:'Equal Assets'.G15</svg:desc>
                </draw:g>
              </table:table-cell>
              <table:table-cell office:value-type="string">
                <text:p>Player 6</text:p>
                <draw:g>
                  <svg:desc>'Equal Assets'.H15:'Equal Assets'.H1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Equal Assets'.A5:'Equal Assets'.A5 'Equal Assets'.A7:'Equal Assets'.A7 'Equal Assets'.A9:'Equal Assets'.A9 'Equal Assets'.A11:'Equal Assets'.A11 'Equal Assets'.A13:'Equal Assets'.A13</svg:desc>
                </draw:g>
              </table:table-cell>
              <table:table-cell office:value-type="float" office:value="520">
                <text:p>520</text:p>
                <draw:g>
                  <svg:desc>'Equal Assets'.C5:'Equal Assets'.C5 'Equal Assets'.C7:'Equal Assets'.C7 'Equal Assets'.C9:'Equal Assets'.C9 'Equal Assets'.C11:'Equal Assets'.C11 'Equal Assets'.C13:'Equal Assets'.C13</svg:desc>
                </draw:g>
              </table:table-cell>
              <table:table-cell office:value-type="float" office:value="480">
                <text:p>480</text:p>
                <draw:g>
                  <svg:desc>'Equal Assets'.D5:'Equal Assets'.D5 'Equal Assets'.D7:'Equal Assets'.D7 'Equal Assets'.D9:'Equal Assets'.D9 'Equal Assets'.D11:'Equal Assets'.D11 'Equal Assets'.D13:'Equal Assets'.D13</svg:desc>
                </draw:g>
              </table:table-cell>
              <table:table-cell office:value-type="float" office:value="NaN">
                <text:p>NaN</text:p>
                <draw:g>
                  <svg:desc>'Equal Assets'.E5:'Equal Assets'.E5 'Equal Assets'.E7:'Equal Assets'.E7 'Equal Assets'.E9:'Equal Assets'.E9 'Equal Assets'.E11:'Equal Assets'.E11 'Equal Assets'.E13:'Equal Assets'.E13</svg:desc>
                </draw:g>
              </table:table-cell>
              <table:table-cell office:value-type="float" office:value="NaN">
                <text:p>NaN</text:p>
                <draw:g>
                  <svg:desc>'Equal Assets'.F5:'Equal Assets'.F5 'Equal Assets'.F7:'Equal Assets'.F7 'Equal Assets'.F9:'Equal Assets'.F9 'Equal Assets'.F11:'Equal Assets'.F11 'Equal Assets'.F13:'Equal Assets'.F13</svg:desc>
                </draw:g>
              </table:table-cell>
              <table:table-cell office:value-type="float" office:value="NaN">
                <text:p>NaN</text:p>
                <draw:g>
                  <svg:desc>'Equal Assets'.G5:'Equal Assets'.G5 'Equal Assets'.G7:'Equal Assets'.G7 'Equal Assets'.G9:'Equal Assets'.G9 'Equal Assets'.G11:'Equal Assets'.G11 'Equal Assets'.G13:'Equal Assets'.G13</svg:desc>
                </draw:g>
              </table:table-cell>
              <table:table-cell office:value-type="float" office:value="NaN">
                <text:p>NaN</text:p>
                <draw:g>
                  <svg:desc>'Equal Assets'.H5:'Equal Assets'.H5 'Equal Assets'.H7:'Equal Assets'.H7 'Equal Assets'.H9:'Equal Assets'.H9 'Equal Assets'.H11:'Equal Assets'.H11 'Equal Assets'.H13:'Equal Assets'.H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2">
                <text:p>362</text:p>
              </table:table-cell>
              <table:table-cell office:value-type="float" office:value="335">
                <text:p>335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6">
                <text:p>326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7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9">
                <text:p>209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5.278cm" svg:y="0.316cm" chart:style-name="ch2">
          <text:p>First Player Double Money</text:p>
        </chart:title>
        <chart:subtitle svg:x="6.76cm" svg:y="1.275cm" chart:style-name="ch3">
          <text:p>1,000 Games</text:p>
        </chart:subtitle>
        <chart:legend chart:legend-position="end" svg:x="13.964cm" svg:y="2.958cm" style:legend-expansion="high" chart:style-name="ch4"/>
        <chart:plot-area chart:style-name="ch5" table:cell-range-address="'Double Money'.A5:'Double Money'.A5 'Double Money'.A7:'Double Money'.A7 'Double Money'.A9:'Double Money'.A9 'Double Money'.A11:'Double Money'.A11 'Double Money'.A13:'Double Money'.A13 'Double Money'.C15:'Double Money'.H15 'Double Money'.C5:'Double Money'.H5 'Double Money'.C7:'Double Money'.H7 'Double Money'.C9:'Double Money'.H9 'Double Money'.C11:'Double Money'.H11 'Double Money'.C13:'Double Money'.H13" chart:data-source-has-labels="both" svg:x="1.33cm" svg:y="2.138cm" svg:width="12.315cm" svg:height="5.706cm">
          <chartooo:coordinate-region svg:x="2.322cm" svg:y="2.338cm" svg:width="11.323cm" svg:height="4.859cm"/>
          <chart:axis chart:dimension="x" chart:name="primary-x" chart:style-name="ch6" chartooo:axis-type="auto">
            <chartooo:date-scale/>
            <chart:title svg:x="6.094cm" svg:y="8.024cm" chart:style-name="ch7">
              <text:p>Number of Players</text:p>
            </chart:title>
            <chart:categories table:cell-range-address="'Double Money'.A5:'Double Money'.A5 'Double Money'.A7:'Double Money'.A7 'Double Money'.A9:'Double Money'.A9 'Double Money'.A11:'Double Money'.A11 'Double Money'.A13:'Double Money'.A13"/>
          </chart:axis>
          <chart:axis chart:dimension="y" chart:name="primary-y" chart:style-name="ch8">
            <chart:title svg:x="0.451cm" svg:y="5.67cm" chart:style-name="ch9">
              <text:p>Victories</text:p>
            </chart:title>
            <chart:grid chart:style-name="ch10" chart:class="major"/>
          </chart:axis>
          <chart:series chart:style-name="ch11" chart:values-cell-range-address="'Double Money'.C5:'Double Money'.C5 'Double Money'.C7:'Double Money'.C7 'Double Money'.C9:'Double Money'.C9 'Double Money'.C11:'Double Money'.C11 'Double Money'.C13:'Double Money'.C13" chart:label-cell-address="'Double Money'.C15:'Double Money'.C15" chart:class="chart:bar">
            <chart:data-point chart:repeated="5"/>
          </chart:series>
          <chart:series chart:style-name="ch12" chart:values-cell-range-address="'Double Money'.D5:'Double Money'.D5 'Double Money'.D7:'Double Money'.D7 'Double Money'.D9:'Double Money'.D9 'Double Money'.D11:'Double Money'.D11 'Double Money'.D13:'Double Money'.D13" chart:label-cell-address="'Double Money'.D15:'Double Money'.D15" chart:class="chart:bar">
            <chart:data-point chart:repeated="5"/>
          </chart:series>
          <chart:series chart:style-name="ch13" chart:values-cell-range-address="'Double Money'.E5:'Double Money'.E5 'Double Money'.E7:'Double Money'.E7 'Double Money'.E9:'Double Money'.E9 'Double Money'.E11:'Double Money'.E11 'Double Money'.E13:'Double Money'.E13" chart:label-cell-address="'Double Money'.E15:'Double Money'.E15" chart:class="chart:bar">
            <chart:data-point chart:repeated="5"/>
          </chart:series>
          <chart:series chart:style-name="ch14" chart:values-cell-range-address="'Double Money'.F5:'Double Money'.F5 'Double Money'.F7:'Double Money'.F7 'Double Money'.F9:'Double Money'.F9 'Double Money'.F11:'Double Money'.F11 'Double Money'.F13:'Double Money'.F13" chart:label-cell-address="'Double Money'.F15:'Double Money'.F15" chart:class="chart:bar">
            <chart:data-point chart:repeated="5"/>
          </chart:series>
          <chart:series chart:style-name="ch15" chart:values-cell-range-address="'Double Money'.G5:'Double Money'.G5 'Double Money'.G7:'Double Money'.G7 'Double Money'.G9:'Double Money'.G9 'Double Money'.G11:'Double Money'.G11 'Double Money'.G13:'Double Money'.G13" chart:label-cell-address="'Double Money'.G15:'Double Money'.G15" chart:class="chart:bar">
            <chart:data-point chart:repeated="5"/>
          </chart:series>
          <chart:series chart:style-name="ch16" chart:values-cell-range-address="'Double Money'.H5:'Double Money'.H5 'Double Money'.H7:'Double Money'.H7 'Double Money'.H9:'Double Money'.H9 'Double Money'.H11:'Double Money'.H11 'Double Money'.H13:'Double Money'.H13" chart:label-cell-address="'Double Money'.H15:'Double Money'.H15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'Double Money'.C15:'Double Money'.C15</svg:desc>
                </draw:g>
              </table:table-cell>
              <table:table-cell office:value-type="string">
                <text:p>Player 2</text:p>
                <draw:g>
                  <svg:desc>'Double Money'.D15:'Double Money'.D15</svg:desc>
                </draw:g>
              </table:table-cell>
              <table:table-cell office:value-type="string">
                <text:p>Player 3</text:p>
                <draw:g>
                  <svg:desc>'Double Money'.E15:'Double Money'.E15</svg:desc>
                </draw:g>
              </table:table-cell>
              <table:table-cell office:value-type="string">
                <text:p>Player 4</text:p>
                <draw:g>
                  <svg:desc>'Double Money'.F15:'Double Money'.F15</svg:desc>
                </draw:g>
              </table:table-cell>
              <table:table-cell office:value-type="string">
                <text:p>Player 5</text:p>
                <draw:g>
                  <svg:desc>'Double Money'.G15:'Double Money'.G15</svg:desc>
                </draw:g>
              </table:table-cell>
              <table:table-cell office:value-type="string">
                <text:p>Player 6</text:p>
                <draw:g>
                  <svg:desc>'Double Money'.H15:'Double Money'.H1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ouble Money'.A5:'Double Money'.A5 'Double Money'.A7:'Double Money'.A7 'Double Money'.A9:'Double Money'.A9 'Double Money'.A11:'Double Money'.A11 'Double Money'.A13:'Double Money'.A13</svg:desc>
                </draw:g>
              </table:table-cell>
              <table:table-cell office:value-type="float" office:value="879">
                <text:p>879</text:p>
                <draw:g>
                  <svg:desc>'Double Money'.C5:'Double Money'.C5 'Double Money'.C7:'Double Money'.C7 'Double Money'.C9:'Double Money'.C9 'Double Money'.C11:'Double Money'.C11 'Double Money'.C13:'Double Money'.C13</svg:desc>
                </draw:g>
              </table:table-cell>
              <table:table-cell office:value-type="float" office:value="121">
                <text:p>121</text:p>
                <draw:g>
                  <svg:desc>'Double Money'.D5:'Double Money'.D5 'Double Money'.D7:'Double Money'.D7 'Double Money'.D9:'Double Money'.D9 'Double Money'.D11:'Double Money'.D11 'Double Money'.D13:'Double Money'.D13</svg:desc>
                </draw:g>
              </table:table-cell>
              <table:table-cell office:value-type="float" office:value="NaN">
                <text:p>NaN</text:p>
                <draw:g>
                  <svg:desc>'Double Money'.E5:'Double Money'.E5 'Double Money'.E7:'Double Money'.E7 'Double Money'.E9:'Double Money'.E9 'Double Money'.E11:'Double Money'.E11 'Double Money'.E13:'Double Money'.E13</svg:desc>
                </draw:g>
              </table:table-cell>
              <table:table-cell office:value-type="float" office:value="NaN">
                <text:p>NaN</text:p>
                <draw:g>
                  <svg:desc>'Double Money'.F5:'Double Money'.F5 'Double Money'.F7:'Double Money'.F7 'Double Money'.F9:'Double Money'.F9 'Double Money'.F11:'Double Money'.F11 'Double Money'.F13:'Double Money'.F13</svg:desc>
                </draw:g>
              </table:table-cell>
              <table:table-cell office:value-type="float" office:value="NaN">
                <text:p>NaN</text:p>
                <draw:g>
                  <svg:desc>'Double Money'.G5:'Double Money'.G5 'Double Money'.G7:'Double Money'.G7 'Double Money'.G9:'Double Money'.G9 'Double Money'.G11:'Double Money'.G11 'Double Money'.G13:'Double Money'.G13</svg:desc>
                </draw:g>
              </table:table-cell>
              <table:table-cell office:value-type="float" office:value="NaN">
                <text:p>NaN</text:p>
                <draw:g>
                  <svg:desc>'Double Money'.H5:'Double Money'.H5 'Double Money'.H7:'Double Money'.H7 'Double Money'.H9:'Double Money'.H9 'Double Money'.H11:'Double Money'.H11 'Double Money'.H13:'Double Money'.H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1">
                <text:p>541</text:p>
              </table:table-cell>
              <table:table-cell office:value-type="float" office:value="235">
                <text:p>23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9">
                <text:p>369</text:p>
              </table:table-cell>
              <table:table-cell office:value-type="float" office:value="228">
                <text:p>228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0">
                <text:p>270</text:p>
              </table:table-cell>
              <table:table-cell office:value-type="float" office:value="219">
                <text:p>219</text:p>
              </table:table-cell>
              <table:table-cell office:value-type="float" office:value="185">
                <text:p>185</text:p>
              </table:table-cell>
              <table:table-cell office:value-type="float" office:value="179">
                <text:p>179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183">
                <text:p>183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5.305cm" svg:y="0.316cm" chart:style-name="ch2">
          <text:p>Last Player Double Money</text:p>
        </chart:title>
        <chart:subtitle svg:x="6.76cm" svg:y="1.275cm" chart:style-name="ch3">
          <text:p>1,000 Games</text:p>
        </chart:subtitle>
        <chart:legend chart:legend-position="end" svg:x="13.964cm" svg:y="2.958cm" style:legend-expansion="high" chart:style-name="ch4"/>
        <chart:plot-area chart:style-name="ch5" table:cell-range-address="'Double Money'.A48:'Double Money'.A48 'Double Money'.A50:'Double Money'.A50 'Double Money'.A52:'Double Money'.A52 'Double Money'.A54:'Double Money'.A54 'Double Money'.A56:'Double Money'.A56 'Double Money'.C58:'Double Money'.H58 'Double Money'.C48:'Double Money'.H48 'Double Money'.C50:'Double Money'.H50 'Double Money'.C52:'Double Money'.H52 'Double Money'.C54:'Double Money'.H54 'Double Money'.C56:'Double Money'.H56" chart:data-source-has-labels="both" svg:x="1.33cm" svg:y="2.138cm" svg:width="12.315cm" svg:height="5.706cm">
          <chartooo:coordinate-region svg:x="2.322cm" svg:y="2.338cm" svg:width="11.323cm" svg:height="4.859cm"/>
          <chart:axis chart:dimension="x" chart:name="primary-x" chart:style-name="ch6" chartooo:axis-type="auto">
            <chartooo:date-scale/>
            <chart:title svg:x="6.094cm" svg:y="8.024cm" chart:style-name="ch7">
              <text:p>Number of Players</text:p>
            </chart:title>
            <chart:categories table:cell-range-address="'Double Money'.A48:'Double Money'.A48 'Double Money'.A50:'Double Money'.A50 'Double Money'.A52:'Double Money'.A52 'Double Money'.A54:'Double Money'.A54 'Double Money'.A56:'Double Money'.A56"/>
          </chart:axis>
          <chart:axis chart:dimension="y" chart:name="primary-y" chart:style-name="ch8">
            <chart:title svg:x="0.451cm" svg:y="5.67cm" chart:style-name="ch9">
              <text:p>Victories</text:p>
            </chart:title>
            <chart:grid chart:style-name="ch10" chart:class="major"/>
          </chart:axis>
          <chart:series chart:style-name="ch11" chart:values-cell-range-address="'Double Money'.C48:'Double Money'.C48 'Double Money'.C50:'Double Money'.C50 'Double Money'.C52:'Double Money'.C52 'Double Money'.C54:'Double Money'.C54 'Double Money'.C56:'Double Money'.C56" chart:label-cell-address="'Double Money'.C58:'Double Money'.C58" chart:class="chart:bar">
            <chart:data-point chart:repeated="5"/>
          </chart:series>
          <chart:series chart:style-name="ch12" chart:values-cell-range-address="'Double Money'.D48:'Double Money'.D48 'Double Money'.D50:'Double Money'.D50 'Double Money'.D52:'Double Money'.D52 'Double Money'.D54:'Double Money'.D54 'Double Money'.D56:'Double Money'.D56" chart:label-cell-address="'Double Money'.D58:'Double Money'.D58" chart:class="chart:bar">
            <chart:data-point chart:repeated="5"/>
          </chart:series>
          <chart:series chart:style-name="ch13" chart:values-cell-range-address="'Double Money'.E48:'Double Money'.E48 'Double Money'.E50:'Double Money'.E50 'Double Money'.E52:'Double Money'.E52 'Double Money'.E54:'Double Money'.E54 'Double Money'.E56:'Double Money'.E56" chart:label-cell-address="'Double Money'.E58:'Double Money'.E58" chart:class="chart:bar">
            <chart:data-point chart:repeated="5"/>
          </chart:series>
          <chart:series chart:style-name="ch14" chart:values-cell-range-address="'Double Money'.F48:'Double Money'.F48 'Double Money'.F50:'Double Money'.F50 'Double Money'.F52:'Double Money'.F52 'Double Money'.F54:'Double Money'.F54 'Double Money'.F56:'Double Money'.F56" chart:label-cell-address="'Double Money'.F58:'Double Money'.F58" chart:class="chart:bar">
            <chart:data-point chart:repeated="5"/>
          </chart:series>
          <chart:series chart:style-name="ch15" chart:values-cell-range-address="'Double Money'.G48:'Double Money'.G48 'Double Money'.G50:'Double Money'.G50 'Double Money'.G52:'Double Money'.G52 'Double Money'.G54:'Double Money'.G54 'Double Money'.G56:'Double Money'.G56" chart:label-cell-address="'Double Money'.G58:'Double Money'.G58" chart:class="chart:bar">
            <chart:data-point chart:repeated="5"/>
          </chart:series>
          <chart:series chart:style-name="ch16" chart:values-cell-range-address="'Double Money'.H48:'Double Money'.H48 'Double Money'.H50:'Double Money'.H50 'Double Money'.H52:'Double Money'.H52 'Double Money'.H54:'Double Money'.H54 'Double Money'.H56:'Double Money'.H56" chart:label-cell-address="'Double Money'.H58:'Double Money'.H58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'Double Money'.C58:'Double Money'.C58</svg:desc>
                </draw:g>
              </table:table-cell>
              <table:table-cell office:value-type="string">
                <text:p>Player 2</text:p>
                <draw:g>
                  <svg:desc>'Double Money'.D58:'Double Money'.D58</svg:desc>
                </draw:g>
              </table:table-cell>
              <table:table-cell office:value-type="string">
                <text:p>Player 3</text:p>
                <draw:g>
                  <svg:desc>'Double Money'.E58:'Double Money'.E58</svg:desc>
                </draw:g>
              </table:table-cell>
              <table:table-cell office:value-type="string">
                <text:p>Player 4</text:p>
                <draw:g>
                  <svg:desc>'Double Money'.F58:'Double Money'.F58</svg:desc>
                </draw:g>
              </table:table-cell>
              <table:table-cell office:value-type="string">
                <text:p>Player 5</text:p>
                <draw:g>
                  <svg:desc>'Double Money'.G58:'Double Money'.G58</svg:desc>
                </draw:g>
              </table:table-cell>
              <table:table-cell office:value-type="string">
                <text:p>Player 6</text:p>
                <draw:g>
                  <svg:desc>'Double Money'.H58:'Double Money'.H5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ouble Money'.A48:'Double Money'.A48 'Double Money'.A50:'Double Money'.A50 'Double Money'.A52:'Double Money'.A52 'Double Money'.A54:'Double Money'.A54 'Double Money'.A56:'Double Money'.A56</svg:desc>
                </draw:g>
              </table:table-cell>
              <table:table-cell office:value-type="float" office:value="136">
                <text:p>136</text:p>
                <draw:g>
                  <svg:desc>'Double Money'.C48:'Double Money'.C48 'Double Money'.C50:'Double Money'.C50 'Double Money'.C52:'Double Money'.C52 'Double Money'.C54:'Double Money'.C54 'Double Money'.C56:'Double Money'.C56</svg:desc>
                </draw:g>
              </table:table-cell>
              <table:table-cell office:value-type="float" office:value="864">
                <text:p>864</text:p>
                <draw:g>
                  <svg:desc>'Double Money'.D48:'Double Money'.D48 'Double Money'.D50:'Double Money'.D50 'Double Money'.D52:'Double Money'.D52 'Double Money'.D54:'Double Money'.D54 'Double Money'.D56:'Double Money'.D56</svg:desc>
                </draw:g>
              </table:table-cell>
              <table:table-cell office:value-type="float" office:value="NaN">
                <text:p>NaN</text:p>
                <draw:g>
                  <svg:desc>'Double Money'.E48:'Double Money'.E48 'Double Money'.E50:'Double Money'.E50 'Double Money'.E52:'Double Money'.E52 'Double Money'.E54:'Double Money'.E54 'Double Money'.E56:'Double Money'.E56</svg:desc>
                </draw:g>
              </table:table-cell>
              <table:table-cell office:value-type="float" office:value="NaN">
                <text:p>NaN</text:p>
                <draw:g>
                  <svg:desc>'Double Money'.F48:'Double Money'.F48 'Double Money'.F50:'Double Money'.F50 'Double Money'.F52:'Double Money'.F52 'Double Money'.F54:'Double Money'.F54 'Double Money'.F56:'Double Money'.F56</svg:desc>
                </draw:g>
              </table:table-cell>
              <table:table-cell office:value-type="float" office:value="NaN">
                <text:p>NaN</text:p>
                <draw:g>
                  <svg:desc>'Double Money'.G48:'Double Money'.G48 'Double Money'.G50:'Double Money'.G50 'Double Money'.G52:'Double Money'.G52 'Double Money'.G54:'Double Money'.G54 'Double Money'.G56:'Double Money'.G56</svg:desc>
                </draw:g>
              </table:table-cell>
              <table:table-cell office:value-type="float" office:value="NaN">
                <text:p>NaN</text:p>
                <draw:g>
                  <svg:desc>'Double Money'.H48:'Double Money'.H48 'Double Money'.H50:'Double Money'.H50 'Double Money'.H52:'Double Money'.H52 'Double Money'.H54:'Double Money'.H54 'Double Money'.H56:'Double Money'.H5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8">
                <text:p>248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7">
                <text:p>227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4.18cm" svg:y="0.316cm" chart:style-name="ch2">
          <text:p>Last Player Starts With Baltic Avenue</text:p>
        </chart:title>
        <chart:subtitle svg:x="6.76cm" svg:y="1.275cm" chart:style-name="ch3">
          <text:p>1,000 Games</text:p>
        </chart:subtitle>
        <chart:legend chart:legend-position="end" svg:x="13.964cm" svg:y="2.958cm" style:legend-expansion="high" chart:style-name="ch4"/>
        <chart:plot-area chart:style-name="ch5" table:cell-range-address="Property.A5:Property.A5 Property.A7:Property.A7 Property.A9:Property.A9 Property.A11:Property.A11 Property.A13:Property.A13 Property.C15:Property.H15 Property.C5:Property.H5 Property.C7:Property.H7 Property.C9:Property.H9 Property.C11:Property.H11 Property.C13:Property.H13" chart:data-source-has-labels="both" svg:x="1.33cm" svg:y="2.138cm" svg:width="12.315cm" svg:height="5.706cm">
          <chartooo:coordinate-region svg:x="2.322cm" svg:y="2.338cm" svg:width="11.323cm" svg:height="4.859cm"/>
          <chart:axis chart:dimension="x" chart:name="primary-x" chart:style-name="ch6" chartooo:axis-type="auto">
            <chartooo:date-scale/>
            <chart:title svg:x="6.094cm" svg:y="8.024cm" chart:style-name="ch7">
              <text:p>Number of Players</text:p>
            </chart:title>
            <chart:categories table:cell-range-address="Property.A5:Property.A5 Property.A7:Property.A7 Property.A9:Property.A9 Property.A11:Property.A11 Property.A13:Property.A13"/>
          </chart:axis>
          <chart:axis chart:dimension="y" chart:name="primary-y" chart:style-name="ch8">
            <chart:title svg:x="0.451cm" svg:y="5.67cm" chart:style-name="ch9">
              <text:p>Victories</text:p>
            </chart:title>
            <chart:grid chart:style-name="ch10" chart:class="major"/>
          </chart:axis>
          <chart:series chart:style-name="ch11" chart:values-cell-range-address="Property.C5:Property.C5 Property.C7:Property.C7 Property.C9:Property.C9 Property.C11:Property.C11 Property.C13:Property.C13" chart:label-cell-address="Property.C15:Property.C15" chart:class="chart:bar">
            <chart:data-point chart:repeated="5"/>
          </chart:series>
          <chart:series chart:style-name="ch12" chart:values-cell-range-address="Property.D5:Property.D5 Property.D7:Property.D7 Property.D9:Property.D9 Property.D11:Property.D11 Property.D13:Property.D13" chart:label-cell-address="Property.D15:Property.D15" chart:class="chart:bar">
            <chart:data-point chart:repeated="5"/>
          </chart:series>
          <chart:series chart:style-name="ch13" chart:values-cell-range-address="Property.E5:Property.E5 Property.E7:Property.E7 Property.E9:Property.E9 Property.E11:Property.E11 Property.E13:Property.E13" chart:label-cell-address="Property.E15:Property.E15" chart:class="chart:bar">
            <chart:data-point chart:repeated="5"/>
          </chart:series>
          <chart:series chart:style-name="ch14" chart:values-cell-range-address="Property.F5:Property.F5 Property.F7:Property.F7 Property.F9:Property.F9 Property.F11:Property.F11 Property.F13:Property.F13" chart:label-cell-address="Property.F15:Property.F15" chart:class="chart:bar">
            <chart:data-point chart:repeated="5"/>
          </chart:series>
          <chart:series chart:style-name="ch15" chart:values-cell-range-address="Property.G5:Property.G5 Property.G7:Property.G7 Property.G9:Property.G9 Property.G11:Property.G11 Property.G13:Property.G13" chart:label-cell-address="Property.G15:Property.G15" chart:class="chart:bar">
            <chart:data-point chart:repeated="5"/>
          </chart:series>
          <chart:series chart:style-name="ch16" chart:values-cell-range-address="Property.H5:Property.H5 Property.H7:Property.H7 Property.H9:Property.H9 Property.H11:Property.H11 Property.H13:Property.H13" chart:label-cell-address="Property.H15:Property.H15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Property.C15:Property.C15</svg:desc>
                </draw:g>
              </table:table-cell>
              <table:table-cell office:value-type="string">
                <text:p>Player 2</text:p>
                <draw:g>
                  <svg:desc>Property.D15:Property.D15</svg:desc>
                </draw:g>
              </table:table-cell>
              <table:table-cell office:value-type="string">
                <text:p>Player 3</text:p>
                <draw:g>
                  <svg:desc>Property.E15:Property.E15</svg:desc>
                </draw:g>
              </table:table-cell>
              <table:table-cell office:value-type="string">
                <text:p>Player 4</text:p>
                <draw:g>
                  <svg:desc>Property.F15:Property.F15</svg:desc>
                </draw:g>
              </table:table-cell>
              <table:table-cell office:value-type="string">
                <text:p>Player 5</text:p>
                <draw:g>
                  <svg:desc>Property.G15:Property.G15</svg:desc>
                </draw:g>
              </table:table-cell>
              <table:table-cell office:value-type="string">
                <text:p>Player 6</text:p>
                <draw:g>
                  <svg:desc>Property.H15:Property.H1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roperty.A5:Property.A5 Property.A7:Property.A7 Property.A9:Property.A9 Property.A11:Property.A11 Property.A13:Property.A13</svg:desc>
                </draw:g>
              </table:table-cell>
              <table:table-cell office:value-type="float" office:value="448">
                <text:p>448</text:p>
                <draw:g>
                  <svg:desc>Property.C5:Property.C5 Property.C7:Property.C7 Property.C9:Property.C9 Property.C11:Property.C11 Property.C13:Property.C13</svg:desc>
                </draw:g>
              </table:table-cell>
              <table:table-cell office:value-type="float" office:value="552">
                <text:p>552</text:p>
                <draw:g>
                  <svg:desc>Property.D5:Property.D5 Property.D7:Property.D7 Property.D9:Property.D9 Property.D11:Property.D11 Property.D13:Property.D13</svg:desc>
                </draw:g>
              </table:table-cell>
              <table:table-cell office:value-type="float" office:value="NaN">
                <text:p>NaN</text:p>
                <draw:g>
                  <svg:desc>Property.E5:Property.E5 Property.E7:Property.E7 Property.E9:Property.E9 Property.E11:Property.E11 Property.E13:Property.E13</svg:desc>
                </draw:g>
              </table:table-cell>
              <table:table-cell office:value-type="float" office:value="NaN">
                <text:p>NaN</text:p>
                <draw:g>
                  <svg:desc>Property.F5:Property.F5 Property.F7:Property.F7 Property.F9:Property.F9 Property.F11:Property.F11 Property.F13:Property.F13</svg:desc>
                </draw:g>
              </table:table-cell>
              <table:table-cell office:value-type="float" office:value="NaN">
                <text:p>NaN</text:p>
                <draw:g>
                  <svg:desc>Property.G5:Property.G5 Property.G7:Property.G7 Property.G9:Property.G9 Property.G11:Property.G11 Property.G13:Property.G13</svg:desc>
                </draw:g>
              </table:table-cell>
              <table:table-cell office:value-type="float" office:value="NaN">
                <text:p>NaN</text:p>
                <draw:g>
                  <svg:desc>Property.H5:Property.H5 Property.H7:Property.H7 Property.H9:Property.H9 Property.H11:Property.H11 Property.H13:Property.H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6">
                <text:p>326</text:p>
              </table:table-cell>
              <table:table-cell office:value-type="float" office:value="336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4">
                <text:p>274</text:p>
              </table:table-cell>
              <table:table-cell office:value-type="float" office:value="267">
                <text:p>267</text:p>
              </table:table-cell>
              <table:table-cell office:value-type="float" office:value="245">
                <text:p>24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193">
                <text:p>193</text:p>
              </table:table-cell>
              <table:table-cell office:value-type="float" office:value="161">
                <text:p>1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9">
                <text:p>219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column-mapping="0 1 2 3 4" chart:style-name="ch1">
        <chart:title svg:x="4.511cm" svg:y="0.316cm" chart:style-name="ch2">
          <text:p>Last Player Starts With Boardwalk</text:p>
        </chart:title>
        <chart:subtitle svg:x="6.76cm" svg:y="1.275cm" chart:style-name="ch3">
          <text:p>1,000 Games</text:p>
        </chart:subtitle>
        <chart:legend chart:legend-position="end" svg:x="13.964cm" svg:y="2.958cm" style:legend-expansion="high" chart:style-name="ch4"/>
        <chart:plot-area chart:style-name="ch5" table:cell-range-address="Property.A47:Property.A47 Property.A49:Property.A49 Property.A51:Property.A51 Property.A53:Property.A53 Property.A55:Property.A55 Property.C57:Property.H57 Property.C47:Property.H47 Property.C49:Property.H49 Property.C51:Property.H51 Property.C53:Property.H53 Property.C55:Property.H55" chart:data-source-has-labels="both" svg:x="1.33cm" svg:y="2.138cm" svg:width="12.315cm" svg:height="5.706cm">
          <chartooo:coordinate-region svg:x="2.322cm" svg:y="2.338cm" svg:width="11.323cm" svg:height="4.859cm"/>
          <chart:axis chart:dimension="x" chart:name="primary-x" chart:style-name="ch6" chartooo:axis-type="auto">
            <chartooo:date-scale/>
            <chart:title svg:x="6.094cm" svg:y="8.024cm" chart:style-name="ch7">
              <text:p>Number of Players</text:p>
            </chart:title>
            <chart:categories table:cell-range-address="Property.A47:Property.A47 Property.A49:Property.A49 Property.A51:Property.A51 Property.A53:Property.A53 Property.A55:Property.A55"/>
          </chart:axis>
          <chart:axis chart:dimension="y" chart:name="primary-y" chart:style-name="ch8">
            <chart:title svg:x="0.451cm" svg:y="5.67cm" chart:style-name="ch9">
              <text:p>Victories</text:p>
            </chart:title>
            <chart:grid chart:style-name="ch10" chart:class="major"/>
          </chart:axis>
          <chart:series chart:style-name="ch11" chart:values-cell-range-address="Property.C47:Property.C47 Property.C49:Property.C49 Property.C51:Property.C51 Property.C53:Property.C53 Property.C55:Property.C55" chart:label-cell-address="Property.C57:Property.C57" chart:class="chart:bar">
            <chart:data-point chart:repeated="5"/>
          </chart:series>
          <chart:series chart:style-name="ch12" chart:values-cell-range-address="Property.D47:Property.D47 Property.D49:Property.D49 Property.D51:Property.D51 Property.D53:Property.D53 Property.D55:Property.D55" chart:label-cell-address="Property.D57:Property.D57" chart:class="chart:bar">
            <chart:data-point chart:repeated="5"/>
          </chart:series>
          <chart:series chart:style-name="ch13" chart:values-cell-range-address="Property.E47:Property.E47 Property.E49:Property.E49 Property.E51:Property.E51 Property.E53:Property.E53 Property.E55:Property.E55" chart:label-cell-address="Property.E57:Property.E57" chart:class="chart:bar">
            <chart:data-point chart:repeated="5"/>
          </chart:series>
          <chart:series chart:style-name="ch14" chart:values-cell-range-address="Property.F47:Property.F47 Property.F49:Property.F49 Property.F51:Property.F51 Property.F53:Property.F53 Property.F55:Property.F55" chart:label-cell-address="Property.F57:Property.F57" chart:class="chart:bar">
            <chart:data-point chart:repeated="5"/>
          </chart:series>
          <chart:series chart:style-name="ch15" chart:values-cell-range-address="Property.G47:Property.G47 Property.G49:Property.G49 Property.G51:Property.G51 Property.G53:Property.G53 Property.G55:Property.G55" chart:label-cell-address="Property.G57:Property.G57" chart:class="chart:bar">
            <chart:data-point chart:repeated="5"/>
          </chart:series>
          <chart:series chart:style-name="ch16" chart:values-cell-range-address="Property.H47:Property.H47 Property.H49:Property.H49 Property.H51:Property.H51 Property.H53:Property.H53 Property.H55:Property.H55" chart:label-cell-address="Property.H57:Property.H57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 1</text:p>
                <draw:g>
                  <svg:desc>Property.C57:Property.C57</svg:desc>
                </draw:g>
              </table:table-cell>
              <table:table-cell office:value-type="string">
                <text:p>Player 2</text:p>
                <draw:g>
                  <svg:desc>Property.D57:Property.D57</svg:desc>
                </draw:g>
              </table:table-cell>
              <table:table-cell office:value-type="string">
                <text:p>Player 3</text:p>
                <draw:g>
                  <svg:desc>Property.E57:Property.E57</svg:desc>
                </draw:g>
              </table:table-cell>
              <table:table-cell office:value-type="string">
                <text:p>Player 4</text:p>
                <draw:g>
                  <svg:desc>Property.F57:Property.F57</svg:desc>
                </draw:g>
              </table:table-cell>
              <table:table-cell office:value-type="string">
                <text:p>Player 5</text:p>
                <draw:g>
                  <svg:desc>Property.G57:Property.G57</svg:desc>
                </draw:g>
              </table:table-cell>
              <table:table-cell office:value-type="string">
                <text:p>Player 6</text:p>
                <draw:g>
                  <svg:desc>Property.H57:Property.H5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roperty.A47:Property.A47 Property.A49:Property.A49 Property.A51:Property.A51 Property.A53:Property.A53 Property.A55:Property.A55</svg:desc>
                </draw:g>
              </table:table-cell>
              <table:table-cell office:value-type="float" office:value="335">
                <text:p>335</text:p>
                <draw:g>
                  <svg:desc>Property.C47:Property.C47 Property.C49:Property.C49 Property.C51:Property.C51 Property.C53:Property.C53 Property.C55:Property.C55</svg:desc>
                </draw:g>
              </table:table-cell>
              <table:table-cell office:value-type="float" office:value="665">
                <text:p>665</text:p>
                <draw:g>
                  <svg:desc>Property.D47:Property.D47 Property.D49:Property.D49 Property.D51:Property.D51 Property.D53:Property.D53 Property.D55:Property.D55</svg:desc>
                </draw:g>
              </table:table-cell>
              <table:table-cell office:value-type="float" office:value="NaN">
                <text:p>NaN</text:p>
                <draw:g>
                  <svg:desc>Property.E47:Property.E47 Property.E49:Property.E49 Property.E51:Property.E51 Property.E53:Property.E53 Property.E55:Property.E55</svg:desc>
                </draw:g>
              </table:table-cell>
              <table:table-cell office:value-type="float" office:value="NaN">
                <text:p>NaN</text:p>
                <draw:g>
                  <svg:desc>Property.F47:Property.F47 Property.F49:Property.F49 Property.F51:Property.F51 Property.F53:Property.F53 Property.F55:Property.F55</svg:desc>
                </draw:g>
              </table:table-cell>
              <table:table-cell office:value-type="float" office:value="NaN">
                <text:p>NaN</text:p>
                <draw:g>
                  <svg:desc>Property.G47:Property.G47 Property.G49:Property.G49 Property.G51:Property.G51 Property.G53:Property.G53 Property.G55:Property.G55</svg:desc>
                </draw:g>
              </table:table-cell>
              <table:table-cell office:value-type="float" office:value="NaN">
                <text:p>NaN</text:p>
                <draw:g>
                  <svg:desc>Property.H47:Property.H47 Property.H49:Property.H49 Property.H51:Property.H51 Property.H53:Property.H53 Property.H55:Property.H5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44">
                <text:p>144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91">
                <text:p>91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794">
                <text:p>7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